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Preformatted_20_Text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do you pass data from a view to a template?</text:span></text:span></text:h>
      <text:p text:style-name="P2"><text:span text:style-name="Strong_20_Emphasis"><text:span text:style-name="T2">Answer:</text:span></text:span><text:span text:style-name="T2"><text:line-break/>Data is passed from a view to a template using a </text:span><text:span text:style-name="Strong_20_Emphasis"><text:span text:style-name="T2">context dictionary</text:span></text:span><text:span text:style-name="T2">. This dictionary contains key-value pairs where the keys become variables in the template. </text:span></text:p>
      <text:p text:style-name="P3"><text:span text:style-name="Strong_20_Emphasis"><text:span text:style-name="T2">Example:</text:span></text:span></text:p>
      <text:p text:style-name="P4"># views.py</text:p>
      <text:p text:style-name="P4">from django.shortcuts import render</text:p>
      <text:p text:style-name="P4"/>
      <text:p text:style-name="P4">def greet_user(request):</text:p>
      <text:p text:style-name="P4"><text:s text:c="4"/>context = {'name': 'Ranjith'}</text:p>
      <text:p text:style-name="P4"><text:s text:c="4"/>return render(request, 'greeting.html', context)</text:p>
      <text:p text:style-name="P4"/>
      <text:p text:style-name="P4">&lt;!-- greeting.html --&gt;</text:p>
      <text:p text:style-name="P4">&lt;h1&gt;Hello, {{ name }}!&lt;/h1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7</meta:editing-cycles>
    <meta:creation-date>2025-06-16T14:44:11.283074600</meta:creation-date>
    <meta:editing-duration>PT5M40S</meta:editing-duration>
    <meta:generator>LibreOffice/25.2.4.3$Windows_X86_64 LibreOffice_project/33e196637044ead23f5c3226cde09b47731f7e27</meta:generator>
    <dc:title>Carlito Default</dc:title>
    <dc:date>2025-06-16T15:07:20.438141600</dc:date>
    <meta:document-statistic meta:table-count="0" meta:image-count="0" meta:object-count="0" meta:page-count="1" meta:paragraph-count="10" meta:word-count="63" meta:character-count="425" meta:non-whitespace-character-count="36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